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nsolas" svg:font-family="Consola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style:contextual-spacing="false" fo:line-height="100%"/>
    </style:style>
    <style:style style:name="P2" style:family="paragraph" style:parent-style-name="Text_20_body">
      <style:paragraph-properties fo:margin-top="0cm" fo:margin-bottom="0cm" style:contextual-spacing="false" fo:line-height="100%"/>
      <style:text-properties officeooo:rsid="000ab816" officeooo:paragraph-rsid="000ab816"/>
    </style:style>
    <style:style style:name="P3" style:family="paragraph" style:parent-style-name="Text_20_body">
      <style:paragraph-properties fo:margin-top="0cm" fo:margin-bottom="0cm" style:contextual-spacing="false" fo:line-height="100%"/>
      <style:text-properties fo:font-variant="normal" fo:text-transform="none" fo:color="#000000" style:text-line-through-style="none" style:text-line-through-type="none" style:font-name="Consolas" fo:font-size="10.5pt" fo:font-style="normal" style:text-underline-style="none" fo:font-weight="normal" officeooo:rsid="000ab816" officeooo:paragraph-rsid="000ab816" style:text-blinking="false" fo:background-color="transparent"/>
    </style:style>
    <style:style style:name="P4" style:family="paragraph" style:parent-style-name="Text_20_body" style:list-style-name="L1">
      <style:paragraph-properties fo:margin-top="0cm" fo:margin-bottom="0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Consolas" fo:font-size="10.5pt" fo:font-style="normal" style:text-underline-style="none" fo:font-weight="normal" style:text-blinking="false" fo:background-color="transparent"/>
    </style:style>
    <style:style style:name="P5" style:family="paragraph" style:parent-style-name="Text_20_body" style:list-style-name="L2">
      <style:paragraph-properties fo:margin-top="0cm" fo:margin-bottom="0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Consolas" fo:font-size="10.5pt" fo:font-style="normal" style:text-underline-style="none" fo:font-weight="normal" style:text-blinking="false" fo:background-color="transparent"/>
    </style:style>
    <style:style style:name="P6" style:family="paragraph" style:parent-style-name="Text_20_body">
      <style:paragraph-properties fo:margin-top="0cm" fo:margin-bottom="0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Consolas" fo:font-size="10.5pt" fo:font-style="normal" style:text-underline-style="none" fo:font-weight="normal" officeooo:rsid="000ab816" officeooo:paragraph-rsid="000ab816" style:text-blinking="false" fo:background-color="transparent"/>
    </style:style>
    <style:style style:name="P7" style:family="paragraph" style:parent-style-name="Text_20_body" style:list-style-name="L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text-line-through-type="none" style:font-name="Consolas" fo:font-size="10.5pt" fo:font-style="normal" style:text-underline-style="none" fo:font-weight="normal" style:text-blinking="false" fo:background-color="transparent"/>
    </style:style>
    <style:style style:name="P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text-line-through-type="none" style:font-name="Consolas" fo:font-size="10.5pt" fo:font-style="normal" style:text-underline-style="none" fo:font-weight="normal" officeooo:rsid="000c9a5f" officeooo:paragraph-rsid="000c9a5f" style:text-blinking="false" fo:background-color="transparent"/>
    </style:style>
    <style:style style:name="T1" style:family="text">
      <style:text-properties officeooo:rsid="000ab816"/>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text:span>apitulo 6 Ejercicios de Programación</text:p>
      <text:p text:style-name="P1">Pregunta 1.</text:p>
      <text:p text:style-name="P1">Primero hay que preguntarnos que tipos de datos primitivos son compatibles entre si, como resultado del experimento vemos que los tipos int. Float. Char, double son compatibles entre si aguantando operaciones como de adicionan, resta etc, menos la operación modulo</text:p>
      <text:p text:style-name="P1"/>
      <text:p text:style-name="P1">También se puede afirmar que los punteros no son compatibles entre si dado el tipo en el cual fueron inicializados pero si individualmente soportar operaciones aritméticas</text:p>
      <text:p text:style-name="P1"/>
      <text:p text:style-name="P1">Pregunta 2.</text:p>
      <text:p text:style-name="P1">Los variables y vectores en C ocupan un tamaño prefijado, no pueden variarlo durante la ejecución del programa. </text:p>
      <text:p text:style-name="P1">Por medio de punteros se puede reservar o liberar memoria dinámicamente, es decir, según se necesite. Para ello existen varias funciones estándares, de la biblioteca &lt;stdlib.h&gt;</text:p>
      <text:p text:style-name="P1"/>
      <text:p text:style-name="P1">Función free</text:p>
      <text:p text:style-name="P1"/>
      <text:p text:style-name="P1">Cuando una zona de memoria reservada con malloc ya no se necesita, puede ser liberada mediante la función free.</text:p>
      <text:p text:style-name="P1"/>
      <text:p text:style-name="P1">void free (void* ptr); </text:p>
      <text:p text:style-name="P1"/>
      <text:p text:style-name="P1">ptr es un puntero de cualquier tipo que apunta a un área de memoria reservada previamente con malloc.</text:p>
      <text:p text:style-name="P1">Si ptr apunta a una zona de memoria indebida, los efectos pueden ser desastrosos, igual que si se libera dos veces la misma zona. </text:p>
      <text:p text:style-name="P1"/>
      <text:p text:style-name="P1">Pregunta 3.</text:p>
      <text:p text:style-name="P1">Pregunta 4.</text:p>
      <text:p text:style-name="P1">Pregunta 5.</text:p>
      <text:p text:style-name="P1"/>
      <text:p text:style-name="P1">Observando el siguiente codigo</text:p>
      <text:p text:style-name="P1">enum Colores{rojo, azul, amarillo, verde, plateado, dorado, naranja, morado};</text:p>
      <text:p text:style-name="P1">Colores color; </text:p>
      <text:p text:style-name="P1">color = rojo; </text:p>
      <text:p text:style-name="P1">if(color != amarillo) </text:p>
      <text:p text:style-name="P1">cout&lt;&lt;"el color no es amarillo"&lt;&lt;endl; </text:p>
      <text:p text:style-name="P1">else </text:p>
      <text:p text:style-name="P1">cout&lt;&lt;"el color es amarillo"&lt;&lt;endl; </text:p>
      <text:p text:style-name="P1">color = plateado;</text:p>
      <text:p text:style-name="P1">El tipo enum de c++ es heredado del lenguaje C </text:p>
      <text:p text:style-name="P1">En esencia, tipos enumerados proporcionan un nombre simbólico para representar un estado de una lista de estados. </text:p>
      <text:p text:style-name="P1"/>
      <text:p text:style-name="P1">// CORRECT: </text:p>
      <text:p text:style-name="P1">if ( my_security_level == secret ) ... </text:p>
      <text:p text:style-name="P1">// INCORRECT: </text:p>
      <text:p text:style-name="P1">if ( ! strcmp(my_security_level,</text:p>
      <text:p text:style-name="P1">// ALSO INCORRECT: </text:p>
      <text:p text:style-name="P1">if ( ! strcmp(my_security_level,"</text:p>
      <text:p text:style-name="P1"/>
      <text:p text:style-name="P1"/>
      <text:p text:style-name="P1"><text:soft-page-break/>Operaciones ilegales </text:p>
      <text:p text:style-name="P1">color ++; </text:p>
      <text:p text:style-name="P1">color --; </text:p>
      <text:p text:style-name="P1">color + 2; </text:p>
      <text:p text:style-name="P1">color - 5; </text:p>
      <text:p text:style-name="P1">color = 4; </text:p>
      <text:p text:style-name="P1">color += 5; </text:p>
      <text:p text:style-name="P1">color -= 5; </text:p>
      <text:p text:style-name="P1">color = color * 2; </text:p>
      <text:p text:style-name="P1">color = color / 2; </text:p>
      <text:p text:style-name="P1">Colores[1] = mango; </text:p>
      <text:p text:style-name="P1">Colores::amarillo = 6; </text:p>
      <text:p text:style-name="P1"/>
      <text:p text:style-name="P1"/>
      <text:p text:style-name="P1">Operaciones </text:p>
      <text:p text:style-name="P1">enum Colores{rojo=1, azul, amarillo, verde, plateado, dorado, naranja, morado}; </text:p>
      <text:p text:style-name="P1">comenzara rojo 1, azul 2 crecientemente, al contrario del default que empezaría desde el indice 0 </text:p>
      <text:p text:style-name="P1">enum Colores{rojo=1, azul, amarillo, verde, plateado, dorado, naranja, morado=1}; </text:p>
      <text:p text:style-name="P1">en este caso el color rojo y el morado tendrán el mismo valor 1 </text:p>
      <text:p text:style-name="P1">rojo = azul</text:p>
      <text:p text:style-name="P1"/>
      <text:p text:style-name="P1">En el caso de C# el tipo enum se puede hacer</text:p>
      <text:p text:style-name="P1">color ++</text:p>
      <text:p text:style-name="P1">++ color</text:p>
      <text:p text:style-name="P1"/>
      <text:p text:style-name="P1"/>
      <text:p text:style-name="P2">Pregunta 6: Enum y readonly</text:p>
      <text:p text:style-name="P2">El tipo enum es mas confiable, es codigo mas limpio encapsula mas la abstraccion que un const,</text:p>
      <text:p text:style-name="P2">al definir un tipo enum por medio de const se puede acceder libremente con el operador ++ por toda la pseudo tipo enum pero no se podra hacer la comparaciones como el tipo enum que son int implicitamente.</text:p>
      <text:p text:style-name="P2"/>
      <text:p text:style-name="P2">Pregunta 7: punteros y subindices</text:p>
      <text:p text:style-name="P2"/>
      <text:p text:style-name="P2">Lo indices son mas legibles y tienen mejor manejo que los punteros que hace tedioso el codigo y un poco dificil de entender, pero al manejar punteros se hace un poco mas rapido el acceso al dato</text:p>
      <text:p text:style-name="P2"/>
      <text:p text:style-name="P1"/>
      <text:p text:style-name="P2">Pregunta 10: Operaciones legales en C++ ilegales en java</text:p>
      <text:p text:style-name="P3"><text:bookmark text:name="docs-internal-guid-a4a9ec38-f1a4-8d3b-54a5-42f1646c1fa9"/><text:tab/>int = long;</text:p>
      <text:list xml:id="list6430959607208974397" text:style-name="L1">
        <text:list-header>
          <text:p text:style-name="P4">int <text:s/>= <text:span text:style-name="T1">float</text:span> </text:p>
          <text:p text:style-name="P4">int <text:s/>= <text:span text:style-name="T1">double</text:span>;</text:p>
          <text:p text:style-name="P4">char <text:s/>= <text:span text:style-name="T1">int</text:span>; </text:p>
          <text:p text:style-name="P4">float = <text:span text:style-name="T1">double</text:span>; </text:p>
          <text:p text:style-name="P4">short = <text:span text:style-name="T1">double</text:span>;</text:p>
          <text:p text:style-name="P4">short = <text:span text:style-name="T1">int</text:span></text:p>
        </text:list-header>
      </text:list>
      <text:p text:style-name="P6"/>
      <text:p text:style-name="P6">Pregunta 11: Operaciones legales en java ilegales en ADA</text:p>
      <text:p text:style-name="P6"/>
      <text:p text:style-name="P6"><text:bookmark text:name="docs-internal-guid-a4a9ec38-f1a6-607f-9059-5563173b7545"/><text:tab/>float = <text:s/>int</text:p>
      <text:list xml:id="list7896494786570846913" text:style-name="L2">
        <text:list-header>
          <text:p text:style-name="P5"><text:soft-page-break/>double = <text:span text:style-name="T1">int</text:span></text:p>
          <text:p text:style-name="P5">long = int </text:p>
          <text:p text:style-name="P7">int = <text:span text:style-name="T1">short</text:span></text:p>
        </text:list-header>
      </text:list>
      <text:p text:style-name="P8">Lenguaje ada es fuertemente tipado</text:p>
      <text:p text:style-name="P8">Un compilador puede usar el tipo estático de un valor para optimizar el almacenamiento que necesita y la elección de los algoritmos para las operaciones sobre ese valor. Por ejemplo, en muchos compiladores de C el tipo de dato "flotante" se representa en 32 bits, de acuerdo con la especificación IEEE para los números de coma flotante de simple precisión. Entonces, C usa operaciones específicas de coma flotante sobre estos valores (suma de coma flotante, multiplicación, etc.).</text:p>
      <text:p text:style-name="P8"></text:p>
      <text:p text:style-name="P8">El rango del tipo de dato limita y la forma de su evaluación afecta en el "tipado" del lenguaje. Además, un lenguaje de programación puede asociar una operación concreta con diferentes algoritmos para cada tipo de dato en el caso del polimorfismo. La teoría de tipos de datos es el estudio de los sistemas de tipificación, aunque los sistemas de tipos de datos concretos de los lenguajes de programación se originaron a partir de los problemas técnicos de las arquitecturas del ordenador, implementación del compilador y diseño del lenguaje.</text:p>
      <text:p text:style-name="P8"/>
      <text:p text:style-name="P8"></text:p>
      <text:p text:style-name="P8"/>
      <text:p text:style-name="P8">En los lenguajes estáticamente tipados se le asigna el tipo a la caja. Es como si en la caja, pusieramos una etiqueta: "esta caja sólo puede contener zapatos". A partir de ese momento, en esa caja sólo se pueden meter zapatos, hasta que la caja sea destruida.*/</text:p>
      <text:p text:style-name="P6"/>
      <text:p text:style-name="P2"/>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onsolas" svg:font-family="Consola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0T08:42:38.182391948</meta:creation-date>
    <dc:date>2015-11-10T09:05:01.739750407</dc:date>
    <meta:editing-duration>PT2M8S</meta:editing-duration>
    <meta:editing-cycles>2</meta:editing-cycles>
    <meta:generator>LibreOffice/4.2.7.2$Linux_X86_64 LibreOffice_project/420m0$Build-2</meta:generator>
    <meta:document-statistic meta:table-count="0" meta:image-count="0" meta:object-count="0" meta:page-count="3" meta:paragraph-count="77" meta:word-count="760" meta:character-count="4477" meta:non-whitespace-character-count="3756"/>
  </office:meta>
</office:document-meta>
</file>